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165" svg:stroke-width="0cm" svg:stroke-color="#000000" draw:marker-start="" draw:marker-start-width="0.3cm" draw:marker-start-center="false" draw:marker-end="" draw:marker-end-width="0.3cm" draw:marker-end-center="false" draw:fill="solid" draw:fill-color="#eb661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8166" svg:stroke-width="0cm" svg:stroke-color="#000000" draw:marker-start="" draw:marker-start-width="0.3cm" draw:marker-start-center="false" draw:marker-end="" draw:marker-end-width="0.3cm" draw:marker-end-center="false" draw:fill="solid" draw:fill-color="#6666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8167" svg:stroke-width="0cm" svg:stroke-color="#000000" draw:marker-start="" draw:marker-start-width="0.3cm" draw:marker-start-center="false" draw:marker-end="" draw:marker-end-width="0.3cm" draw:marker-end-center="false" draw:fill="solid" draw:fill-color="#c0598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46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46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46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46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46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646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32cm" fo:padding-top="0cm" fo:padding-bottom="0cm" fo:padding-left="0cm" fo:padding-right="0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646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07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647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39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647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67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647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299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647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59cm" fo:min-width="0.167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647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191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47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647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59cm" fo:min-width="0.188cm" fo:padding-top="0cm" fo:padding-bottom="0cm" fo:padding-left="0cm" fo:padding-right="0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647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59cm" fo:min-width="0.18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eb661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163cm" svg:height="1.163cm" draw:transform="rotate (-2.03313404564819) translate (11.28cm 14.653cm)" draw:kind="section" draw:start-angle="322.35" draw:end-angle="82.87">
            <text:p/>
          </draw:circle>
          <draw:ellipse draw:style-name="gr2" draw:text-style-name="P2" draw:layer="layout" svg:width="1.163cm" svg:height="1.167cm" svg:x="9.913cm" svg:y="14.341cm" draw:kind="section" draw:start-angle="326.43" draw:end-angle="146.02">
            <text:p/>
          </draw:ellipse>
          <draw:ellipse draw:style-name="gr3" draw:text-style-name="P3" draw:layer="layout" svg:width="1.167cm" svg:height="1.165cm" draw:transform="rotate (0.0197222205475359) translate (7.629cm 15.457cm)" draw:kind="section" draw:start-angle="349.06" draw:end-angle="82.87">
            <text:p/>
          </draw:ellipse>
          <draw:line draw:style-name="gr4" draw:text-style-name="P4" draw:layer="layout" svg:x1="8.529cm" svg:y1="13.61cm" svg:x2="13.944cm" svg:y2="14.085cm">
            <text:p/>
          </draw:line>
          <draw:line draw:style-name="gr5" draw:text-style-name="P4" draw:layer="layout" svg:x1="7.731cm" svg:y1="13.094cm" svg:x2="12.503cm" svg:y2="16.251cm">
            <text:p/>
          </draw:line>
          <draw:line draw:style-name="gr6" draw:text-style-name="P4" draw:layer="layout" svg:x1="8.523cm" svg:y1="13.61cm" svg:x2="8.222cm" svg:y2="16.029cm">
            <text:p/>
          </draw:line>
          <draw:line draw:style-name="gr7" draw:text-style-name="P4" draw:layer="layout" svg:x1="12.471cm" svg:y1="13.955cm" svg:x2="10.349cm" svg:y2="16.374cm">
            <text:p/>
          </draw:line>
          <draw:line draw:style-name="gr8" draw:text-style-name="P4" draw:layer="layout" svg:x1="8.222cm" svg:y1="16.029cm" svg:x2="10.344cm" svg:y2="16.376cm">
            <text:p/>
          </draw:line>
          <draw:frame draw:style-name="gr9" draw:text-style-name="P6" draw:layer="layout" svg:width="0.232cm" svg:height="0.38cm" svg:x="8.613cm" svg:y="13.219cm">
            <draw:text-box>
              <text:p text:style-name="P5"><text:span text:style-name="T1">A</text:span></text:p>
            </draw:text-box>
          </draw:frame>
          <draw:frame draw:style-name="gr10" draw:text-style-name="P6" draw:layer="layout" svg:width="0.207cm" svg:height="0.38cm" svg:x="12.416cm" svg:y="13.51cm">
            <draw:text-box>
              <text:p text:style-name="P5"><text:span text:style-name="T1">P</text:span></text:p>
            </draw:text-box>
          </draw:frame>
          <draw:frame draw:style-name="gr11" draw:text-style-name="P6" draw:layer="layout" svg:width="0.239cm" svg:height="0.38cm" svg:x="8.194cm" svg:y="16.108cm">
            <draw:text-box>
              <text:p text:style-name="P5"><text:span text:style-name="T1">C</text:span></text:p>
            </draw:text-box>
          </draw:frame>
          <draw:frame draw:style-name="gr12" draw:text-style-name="P6" draw:layer="layout" svg:width="0.267cm" svg:height="0.38cm" svg:x="9.912cm" svg:y="14.718cm">
            <draw:text-box>
              <text:p text:style-name="P5"><text:span text:style-name="T1">O</text:span></text:p>
            </draw:text-box>
          </draw:frame>
          <draw:frame draw:style-name="gr13" draw:text-style-name="P6" draw:layer="layout" svg:width="0.299cm" svg:height="0.38cm" svg:x="10.439cm" svg:y="16.338cm">
            <draw:text-box>
              <text:p text:style-name="P5"><text:span text:style-name="T1">M</text:span></text:p>
            </draw:text-box>
          </draw:frame>
          <draw:frame draw:style-name="gr14" draw:text-style-name="P7" draw:layer="layout" svg:width="0.167cm" svg:height="0.459cm" svg:x="7.072cm" svg:y="16.039cm">
            <draw:text-box>
              <text:p text:style-name="P5"><text:span text:style-name="T2">z</text:span></text:p>
            </draw:text-box>
          </draw:frame>
          <draw:frame draw:style-name="gr15" draw:text-style-name="P6" draw:layer="layout" svg:width="0.191cm" svg:height="0.38cm" svg:x="11.423cm" svg:y="15.165cm">
            <draw:text-box>
              <text:p text:style-name="P5"><text:span text:style-name="T1">L</text:span></text:p>
            </draw:text-box>
          </draw:frame>
          <draw:line draw:style-name="gr16" draw:text-style-name="P4" draw:layer="layout" svg:x1="7.315cm" svg:y1="16.48cm" svg:x2="10.486cm" svg:y2="14.914cm">
            <text:p/>
          </draw:line>
          <draw:frame draw:style-name="gr17" draw:text-style-name="P7" draw:layer="layout" svg:width="0.188cm" svg:height="0.459cm" svg:x="7.335cm" svg:y="12.958cm">
            <draw:text-box>
              <text:p text:style-name="P5"><text:span text:style-name="T2">y</text:span></text:p>
            </draw:text-box>
          </draw:frame>
          <draw:frame draw:style-name="gr18" draw:text-style-name="P7" draw:layer="layout" svg:width="0.188cm" svg:height="0.459cm" svg:x="12.092cm" svg:y="16.161cm">
            <draw:text-box>
              <text:p text:style-name="P5"><text:span text:style-name="T2">x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8165" draw:display-name="Dashed (var) 8165" draw:style="rect" draw:dots1="1" draw:dots1-length="0.011cm" draw:dots2="1" draw:dots2-length="0.011cm" draw:distance="0.011cm"/>
    <draw:stroke-dash draw:name="Dashed_20__28_var_29__20_8166" draw:display-name="Dashed (var) 8166" draw:style="rect" draw:dots1="1" draw:dots1-length="0.011cm" draw:dots2="1" draw:dots2-length="0.011cm" draw:distance="0.011cm"/>
    <draw:stroke-dash draw:name="Dashed_20__28_var_29__20_8167" draw:display-name="Dashed (var) 816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47:18.813025186</meta:creation-date>
    <dc:date>2018-02-09T15:47:35.566751087</dc:date>
    <meta:editing-duration>PT17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